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ans-serif" svg:font-family="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font-style="italic" style:font-style-asian="italic" style:font-style-complex="italic"/>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T13" style:parent-style-name="Policepardéfaut" style:family="text">
      <style:text-properties fo:font-style="italic" style:font-style-asian="italic" style:font-style-complex="italic"/>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text-properties style:font-name="sans-serif" fo:font-size="13.5pt" style:font-size-asian="13.5pt"/>
    </style:style>
  </office:automatic-styles>
  <office:body>
    <office:text text:use-soft-page-breaks="true">
      <text:p text:style-name="P1">Analyse de l’existant :</text:p>
      <text:p text:style-name="Standard"/>
      <text:p text:style-name="Standard">SCALE est une association<text:s/>cycliste :</text:p>
      <text:p text:style-name="Standard"/>
      <text:p text:style-name="Standard">Composé de :</text:p>
      <text:p text:style-name="Standard"><text:tab/>X , allant de Y à Z ans<text:tab/></text:p>
      <text:p text:style-name="Standard"><text:tab/>3 membres<text:s/>administratifs :</text:p>
      <text:p text:style-name="Standard"><text:tab/><text:tab/>Un<text:s/>président</text:p>
      <text:p text:style-name="Standard"><text:tab/><text:tab/>Un<text:s/>secrétaire</text:p>
      <text:p text:style-name="Standard"><text:tab/><text:tab/>Un<text:s/>trésorier</text:p>
      <text:p text:style-name="Standard">Propose :</text:p>
      <text:p text:style-name="Standard"><text:tab/>Deux<text:s/>courses par ans</text:p>
      <text:p text:style-name="Standard"><text:tab/>Des<text:s/>entraînements<text:s/>réguliers<text:s/>pour tous les membres</text:p>
      <text:p text:style-name="Standard"><text:tab/>L’inscription<text:s/>des membres aux courses d’autres clubs</text:p>
      <text:p text:style-name="Standard"><text:tab/>La<text:s/>vente de pièce de vélos pour les membres<text:s/>du club</text:p>
      <text:p text:style-name="Standard"><text:tab/>Présentation<text:s/>d’un classement des courses</text:p>
      <text:p text:style-name="Standard"><text:tab/></text:p>
      <text:p text:style-name="Standard">Communication :</text:p>
      <text:p text:style-name="Standard"><text:tab/>Un<text:s/>Overblog gratuit limité</text:p>
      <text:p text:style-name="Standard"><text:tab/>Whatsapp</text:p>
      <text:p text:style-name="Standard"/>
      <text:p text:style-name="Standard">Technologie utilisées :</text:p>
      <text:p text:style-name="Standard"><text:tab/>Feuilles<text:s/>Excel</text:p>
      <text:p text:style-name="Standard"><text:tab/>Google docs</text:p>
      <text:p text:style-name="Standard"><text:tab/>Google Form</text:p>
      <text:p text:style-name="Standard"/>
      <text:p text:style-name="Standard"><text:span text:style-name="T2">/*Le site*</text:span>/</text:p>
      <text:p text:style-name="P3">------------------------------------------------------------------------------------------------------------------------</text:p>
      <text:p text:style-name="P4"><text:tab/></text:p>
      <text:p text:style-name="P5">Le club<text:s/>propose sur son blog un article détailler de chacune des courses auquel les coureurs du club ont pu participer, avec quelques photos et témoignages et un classement général de cette dernière.</text:p>
      <text:p text:style-name="P6">Il y est également présenté l’actualité des différentes activités et compétitions présente dans la région avec des précisions sur la date et les horaires, le règlement et le lien redirigeant vers le site ou formulaire d’inscription. Ces articles sont mise à jours deux fois par semaine environ, et chaque semaine le club<text:s/>inscrit les horaires et point de rendez-vous des entraînements et des sorties disponible ce week-end.</text:p>
      <text:p text:style-name="P7"/>
      <text:p text:style-name="P8">Le blog présente également son historique, ses résultats récents, ses coureurs et son staff. Une archive des articles est mise à disposition, il est donc possible de retrouver tout articles écrit. Un onglet « organisation » rappelle les dates importantes du club comme l’assemblé général, le loto et l’horaire des entraînements, qui peut être sujet a changement. Les membres du bureau ainsi que leur E-mail<text:s/>sont préciser et un formulaire de contact est présent pour laisser un message. Les différents sponsors du club sont<text:s/>affichés. L’inscription au club se fait sur le blog via un<text:s/>Google<text:s/>form.</text:p>
      <text:p text:style-name="P9"/>
      <text:p text:style-name="P10">Le site n’est visuellement pas très beau du fait que ce dernière<text:s/>soit<text:s/>la version gratuite de « overblog », limitant<text:s/>le nombre<text:s/>de photos par articles<text:s/>et<text:s/>ne<text:s/>proposant simplement<text:s/>que des<text:s/>fonctionnalités générique et non<text:s/>paramétrable. De<text:s/>ce<text:s/>fait le site est peu utilisé par les membres et les informations sont généralement transmise via un groupe de discutions Whatsapp</text:p>
      <text:p text:style-name="P11"/>
      <text:p text:style-name="P12"/>
      <text:p text:style-name="Standard">------------------------------------------------------------------------------------------------------------------------</text:p>
      <text:p text:style-name="Standard"/>
      <text:soft-page-break/>
      <text:p text:style-name="Standard"><text:span text:style-name="T13">/*vente de pièces*</text:span>/</text:p>
      <text:p text:style-name="Standard"/>
      <text:p text:style-name="P14">Les membres du club peuvent acheter des pièces et des équipements de cyclisme auprès du club. L’achat se fait directement auprès du club et l’inventaire est géré via des feuilles excel, une par type de produit. Le nombre de produit acheté et vendu sont indiqué, la date d’achat et l’état du règlement. L’inventaire est compliqué<text:s/>à<text:s/>gérer car il n’est pas centralisé, très souvent des problèmes de version de fichier apparaissent et de ce fait, les règlements ne sont pas toujours à jours. <text:s text:c="2"/></text:p>
      <text:p text:style-name="Standard"/>
      <text:p text:style-name="Standard">------------------------------------------------------------------------------------------------------------------------</text:p>
      <text:p text:style-name="Standard"/>
      <text:p text:style-name="Standard">/*organisation des courses*/</text:p>
      <text:p text:style-name="Standard"/>
      <text:p text:style-name="P15">Lors de l’organisation des deux courses annuelles, la secrétaire remplie de nombreux papier manuscrit et doit les envoyer par courrier, ce qui induit un fort<text:s/>délai<text:s/>d’attente,<text:s/>démultiplié en cas d’erreur.<text:s/>Les documents<text:s/>sont fastidieux dans leur complétion, il est nécessaire d’indiqué le trajet de la courses, organiser les poste de secours, le positionnement des bénévole, l’assurance du club doit être<text:s/>prévenue. Il y<text:s/>a une<text:s/>gestion des inscriptions des membres du club et ceux des clubs extérieurs, cette dernière se fait via un formulaire Google doc qui enregistre toutes les données des inscrits dans un tableur. N’importe qui peux avoir accès au numéro de licence ou adresse e-mail d’un inscrit.<text:s/>La marie doit être<text:s/>informée<text:s/>pour l’organisation de la course, une déclaration de manifestation doit être transmise.<text:s/>Pour les résultats finaux, une attente d’environ 15-30min après l’arrivée du dernier coureur est nécessaire pour connaitre le classement se faisant sur feuille. De ce fait il est le plus souvent publié sur le site internet du club le lendemain de la compétition.</text:p>
      <text:p text:style-name="P16"/>
      <text:p text:style-name="P17"/>
      <text:p text:style-name="Standard">------------------------------------------------------------------------------------------------------------------------</text:p>
      <text:p text:style-name="Standard"/>
      <text:p text:style-name="Standard">/*organisation du club*/</text:p>
      <text:p text:style-name="P18"/>
      <text:p text:style-name="Standard">Toutes les informations<text:s/>sur les adhérents<text:s/>sont inscrites dans des documents<text:s/>Excel. L’intégration, la modification des informations<text:s/>est donc fastidieuse, il n’y a pas de contrôles et les erreurs peuvent persister.<text:s/></text:p>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ans-serif" svg:font-family="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xime servajon</meta:initial-creator>
    <dc:creator>Maxime</dc:creator>
    <meta:creation-date>2019-10-04T13:43:00Z</meta:creation-date>
    <dc:date>2019-10-07T16:46:00Z</dc:date>
    <meta:template xlink:href="Normal" xlink:type="simple"/>
    <meta:editing-cycles>2</meta:editing-cycles>
    <meta:editing-duration>PT1680S</meta:editing-duration>
    <meta:document-statistic meta:page-count="2" meta:paragraph-count="8" meta:word-count="691" meta:character-count="4489" meta:row-count="31" meta:non-whitespace-character-count="3806"/>
  </office:meta>
</office:document-meta>
</file>